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9073" officeooo:paragraph-rsid="00039073"/>
    </style:style>
    <style:style style:name="P2" style:family="paragraph" style:parent-style-name="Standard" style:list-style-name="L1">
      <style:text-properties officeooo:rsid="00039073" officeooo:paragraph-rsid="00047ba3"/>
    </style:style>
    <style:style style:name="P3" style:family="paragraph" style:parent-style-name="Standard">
      <style:text-properties officeooo:rsid="00039073" officeooo:paragraph-rsid="00039073"/>
    </style:style>
    <style:style style:name="P4" style:family="paragraph" style:parent-style-name="Standard">
      <style:text-properties officeooo:rsid="00039073" officeooo:paragraph-rsid="00047ba3"/>
    </style:style>
    <style:style style:name="P5" style:family="paragraph" style:parent-style-name="Standard" style:list-style-name="L4">
      <style:text-properties officeooo:rsid="00039073" officeooo:paragraph-rsid="00047ba3"/>
    </style:style>
    <style:style style:name="P6" style:family="paragraph" style:parent-style-name="Standard" style:list-style-name="L5">
      <style:text-properties officeooo:rsid="00039073" officeooo:paragraph-rsid="00047ba3"/>
    </style:style>
    <style:style style:name="P7" style:family="paragraph" style:parent-style-name="Standard">
      <style:text-properties officeooo:rsid="00047ba3" officeooo:paragraph-rsid="00047ba3"/>
    </style:style>
    <style:style style:name="T1" style:family="text">
      <style:text-properties officeooo:rsid="0004ea5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ESAR CODE machine</text:p>
      <text:p text:style-name="P1"/>
      <text:p text:style-name="P1">Terms:</text:p>
      <text:p text:style-name="P1">SOURCE: memory location for the files (x4000)</text:p>
      <text:p text:style-name="P1">KEY: numeric value in range(0, 26). This value will change the encoding of the message </text:p>
      <text:p text:style-name="P1">FILE: memory location for the encoded message (x5000)</text:p>
      <text:p text:style-name="P1"/>
      <text:p text:style-name="P7">CHOOSE MODE</text:p>
      <text:p text:style-name="P7">clean registers</text:p>
      <text:p text:style-name="P7">GETC input (numeric)</text:p>
      <text:p text:style-name="P7">transform <text:span text:style-name="T1">input R0 </text:span>from ASCII to binary</text:p>
      <text:p text:style-name="P7">subtract 1 <text:span text:style-name="T1">to R0</text:span></text:p>
      <text:p text:style-name="P7">BR p +3?</text:p>
      <text:p text:style-name="P7">CAESARS decrypting subroutine</text:p>
      <text:p text:style-name="P7">BR z END </text:p>
      <text:p text:style-name="P7">substract 1 <text:span text:style-name="T1">to R0</text:span></text:p>
      <text:p text:style-name="P7">BR p +3</text:p>
      <text:p text:style-name="P7">CAESARS decrypting</text:p>
      <text:p text:style-name="P7">BR z END</text:p>
      <text:p text:style-name="P7"/>
      <text:p text:style-name="P7"/>
      <text:p text:style-name="P7"/>
      <text:p text:style-name="P7">CAESARS ENCRYPTING SUBROUTINE</text:p>
      <text:p text:style-name="P4"/>
      <text:p text:style-name="P4">clean registers</text:p>
      <text:p text:style-name="P4"/>
      <text:p text:style-name="P4">get input from memory</text:p>
      <text:list text:style-name="L1">
        <text:list-item>
          <text:p text:style-name="P2">load KEY in R0</text:p>
        </text:list-item>
      </text:list>
      <text:list text:style-name="L4">
        <text:list-item>
          <text:p text:style-name="P5">load SOURCE in R1</text:p>
        </text:list-item>
        <text:list-item>
          <text:p text:style-name="P5">load FILE in R2</text:p>
        </text:list-item>
        <text:list-item>
          <text:p text:style-name="P5"><text:s/></text:p>
        </text:list-item>
      </text:list>
      <text:p text:style-name="P4">encrypt message</text:p>
      <text:list text:style-name="L5">
        <text:list-item>
          <text:p text:style-name="P6"/>
        </text:list-item>
      </text:list>
      <text:p text:style-name="P4">print output to console</text:p>
      <text:p text:style-name="P4">save output in memory</text:p>
      <text:p text:style-name="P1"/>
      <text:p text:style-name="P7">caesars decoding subrutin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rlos Rubio</meta:initial-creator>
    <meta:creation-date>2024-03-20T12:29:55.552000000</meta:creation-date>
    <dc:date>2024-03-24T10:02:48.123000000</dc:date>
    <dc:creator>Carlos Rubio</dc:creator>
    <meta:editing-duration>PT1H21M6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9" meta:word-count="112" meta:character-count="609" meta:non-whitespace-character-count="526"/>
  </office:meta>
</office:document-meta>
</file>